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ree pigheaded piglets had a pla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y Khrabrov</meta:initial-creator>
    <meta:creation-date>2011-09-21T15:43:08</meta:creation-date>
    <dc:date>2011-09-21T15:44:07</dc:date>
    <dc:creator>Alexy Khrabrov</dc:creator>
    <meta:editing-duration>PT1M</meta:editing-duration>
    <meta:editing-cycles>3</meta:editing-cycles>
    <meta:generator>OpenOffice.org/3.3$Unix OpenOffice.org_project/330m20$Build-9567</meta:generator>
    <meta:document-statistic meta:table-count="0" meta:image-count="0" meta:object-count="0" meta:page-count="1" meta:paragraph-count="1" meta:word-count="6" meta:character-count="34"/>
  </office:meta>
</office:document-meta>
</file>